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811,300,0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792,177,777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774,429,629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755,400,0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27,714,814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21,207,407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92,933,333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76,129,629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81,225,925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674,922,222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95,429,629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684,444,444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10,929,629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550,729,629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21,974,074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81,807,407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61,885,185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30,040,740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96,262,963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90,718,518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73,618,518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47,770,370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31,488,888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3:48:44.588854850</dc:date>
    <meta:editing-duration>PT5H40M51S</meta:editing-duration>
    <meta:editing-cycles>143</meta:editing-cycles>
    <meta:generator>LibreOffice/7.2.6.2$Linux_X86_64 LibreOffice_project/20$Build-2</meta:generator>
    <meta:document-statistic meta:table-count="1" meta:cell-count="48" meta:object-count="0"/>
  </office:meta>
</office:document-meta>
</file>